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2.9717in"/>
    </style:style>
    <style:style style:name="co6" style:family="table-column">
      <style:table-column-properties fo:break-before="auto" style:column-width="2.8953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2.8291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2.3811in"/>
    </style:style>
    <style:style style:name="co13" style:family="table-column">
      <style:table-column-properties fo:break-before="auto" style:column-width="2.7201in"/>
    </style:style>
    <style:style style:name="co14" style:family="table-column">
      <style:table-column-properties fo:break-before="auto" style:column-width="0.3709in"/>
    </style:style>
    <style:style style:name="co15" style:family="table-column">
      <style:table-column-properties fo:break-before="auto" style:column-width="1.6602in"/>
    </style:style>
    <style:style style:name="co16" style:family="table-column">
      <style:table-column-properties fo:break-before="auto" style:column-width="1.398in"/>
    </style:style>
    <style:style style:name="co17" style:family="table-column">
      <style:table-column-properties fo:break-before="auto" style:column-width="1.2453in"/>
    </style:style>
    <style:style style:name="co18" style:family="table-column">
      <style:table-column-properties fo:break-before="auto" style:column-width="4.8283in"/>
    </style:style>
    <style:style style:name="co19" style:family="table-column">
      <style:table-column-properties fo:break-before="auto" style:column-width="4.2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ＭＳ Ｐゴシック" style:font-name-complex="Lucida Sans"/>
    </style:style>
    <style:style style:name="T1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Reposito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uthoritie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Consensu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estMapping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</table:table>
      <table:table table:name="Service" table:style-name="ta1" table:print="false"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1">
          <table:table-cell office:value-type="string">
            <text:p>current</text:p>
          </table:table-cell>
          <table:table-cell table:number-columns-repeated="1021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fix this- has saveEnneagramTypingConsens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estMappingsServiceImpl</text:p>
          </table:table-cell>
          <table:table-cell office:value-type="string">
            <text:p>saveTestEntity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fix this- variants are based on typology system used- update functionality by getting logged-in user as typist name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>
            <text:p>addTyping and updateTyping argument list will have to be expanded for other typing systems- currently only using enneagram typing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-&gt;cre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-&gt;upd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delete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stServiceImpl</text:p>
          </table:table-cell>
          <table:table-cell office:value-type="string">
            <text:p>saveTypist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office:value-type="string">
            <text:p>success scenario</text:p>
          </table:table-cell>
          <table:table-cell table:number-columns-repeated="1016"/>
        </table:table-row>
      </table:table>
      <table:table table:name="Controller" table:style-name="ta1" table:print="false"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API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/>
          <table:table-cell office:value-type="string">
            <text:p>PATCH</text:p>
          </table:table-cell>
          <table:table-cell office:value-type="string">
            <text:p>/console/update_user/{name}/role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/>
          <table:table-cell office:value-type="string">
            <text:p>PATCH</text:p>
          </table:table-cell>
          <table:table-cell office:value-type="string">
            <text:p>/update_user/{name}/statu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 office:value-type="string">
            <text:p>On delete cascade- check- unable to delete repository data beforehand </text:p>
          </table:table-cell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InfoController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 office:value-type="string">
            <text:p>unable to delete repository data beforehand</text:p>
          </table:table-cell>
          <table:table-cell office:value-type="string">
            <text:p>GET</text:p>
          </table:table-cell>
          <table:table-cell office:value-type="string">
            <text:p>/api/info/typist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/>
          <table:table-cell office:value-type="string">
            <text:p>success scenario</text:p>
          </table:table-cell>
          <table:table-cell office:value-type="string">
            <text:p>take another look at the authObj</text:p>
          </table:table-cell>
          <table:table-cell table:number-columns-repeated="1017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success scenario</text:p>
          </table:table-cell>
          <table:table-cell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estMappings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 office:value-type="string">
            <text:p>not necessary to core functionality of the API</text:p>
          </table:table-cell>
          <table:table-cell office:value-type="string">
            <text:p>POST</text:p>
          </table:table-cell>
          <table:table-cell office:value-type="string">
            <text:p>/test/makenew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success scenario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addTyping</text:p>
          </table:table-cell>
          <table:table-cell office:value-type="string">
            <text:p>success scenario</text:p>
          </table:table-cell>
          <table:table-cell/>
          <table:table-cell office:value-type="string">
            <text:p>POST</text:p>
          </table:table-cell>
          <table:table-cell office:value-type="string">
            <text:p>/api/${api.version}/profile/{entryName}/vote/{typologySystem}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updateTyping</text:p>
          </table:table-cell>
          <table:table-cell office:value-type="string">
            <text:p>success scenario</text:p>
          </table:table-cell>
          <table:table-cell/>
          <table:table-cell office:value-type="string">
            <text:p>PATCH</text:p>
          </table:table-cell>
          <table:table-cell office:value-type="string">
            <text:p>/api/${api.version}/profile/{entryName}/vote/{typologySystem}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deleteTyping</text:p>
          </table:table-cell>
          <table:table-cell office:value-type="string">
            <text:p>success scenario</text:p>
          </table:table-cell>
          <table:table-cell/>
          <table:table-cell office:value-type="string">
            <text:p>DELETE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UserProfileController</text:p>
          </table:table-cell>
          <table:table-cell office:value-type="string">
            <text:p>viewMyProfile</text:p>
          </table:table-cell>
          <table:table-cell office:value-type="string">
            <text:p>success scenario</text:p>
          </table:table-cell>
          <table:table-cell/>
          <table:table-cell office:value-type="string">
            <text:p>GET</text:p>
          </table:table-cell>
          <table:table-cell office:value-type="string">
            <text:p>/api/${api.version}/my_profile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7">05/07/2024</text:date>, <text:time>23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Cook</meta:initial-creator>
    <meta:creation-date>2024-04-22T18:09:54.56</meta:creation-date>
    <meta:generator>OpenOffice/4.1.7$Win32 OpenOffice.org_project/417m1$Build-9800</meta:generator>
    <dc:date>2024-05-07T23:02:18.38</dc:date>
    <dc:creator>Greg Cook</dc:creator>
    <meta:editing-duration>P13DT3H35M50S</meta:editing-duration>
    <meta:editing-cycles>72</meta:editing-cycles>
    <meta:document-statistic meta:table-count="3" meta:cell-count="419" meta:object-count="0"/>
  </office:meta>
</office:document-meta>
</file>